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Master footer is here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ichael McCandless</meta:initial-creator>
    <meta:creation-date>2011-10-01T06:18:27</meta:creation-date>
    <meta:editing-duration>PT1M48S</meta:editing-duration>
    <meta:editing-cycles>2</meta:editing-cycles>
    <dc:date>2011-10-01T06:20:11</dc:date>
    <dc:creator>Michael McCandless</dc:creator>
    <meta:document-statistic meta:object-count="25"/>
    <meta:generator>OpenOffice.org/3.3$Unix OpenOffice.org_project/330m20$Build-9567</meta:generator>
  </office:meta>
</office:document-meta>
</file>